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e</mi>
        <mrow>
          <mtext>i</mtext>
          <mi>k</mi>
          <mi>z</mi>
        </mrow>
      </msup>
      <mrow>
        <mi/>
        <mo stretchy="false">=</mo>
        <mi/>
      </mrow>
      <msup>
        <mi>e</mi>
        <mrow>
          <mtext>i</mtext>
          <mi>k</mi>
          <mi>r</mi>
          <mi/>
          <mi>cos</mi>
          <mo stretchy="false">ϑ</mo>
        </mrow>
      </msup>
      <mrow>
        <mi/>
        <mo stretchy="false">=</mo>
        <mi/>
      </mrow>
      <mrow>
        <munderover>
          <mo stretchy="false">∑</mo>
          <mrow>
            <mi>l</mi>
            <mrow>
              <mi/>
              <mo stretchy="false">=</mo>
              <mi/>
            </mrow>
            <mn>0</mn>
          </mrow>
          <mo stretchy="false">∞</mo>
        </munderover>
        <mi/>
      </mrow>
      <msup>
        <mtext>i</mtext>
        <mi>l</mi>
      </msup>
      <mi/>
      <mrow>
        <mo stretchy="false">(</mo>
        <mrow>
          <mn>2</mn>
          <mi>l</mi>
          <mrow>
            <mi/>
            <mo stretchy="false">+</mo>
            <mi/>
          </mrow>
          <mn>1</mn>
        </mrow>
        <mo stretchy="false">)</mo>
      </mrow>
      <mi/>
      <msub>
        <mi>j</mi>
        <mi>l</mi>
      </msub>
      <mrow>
        <mo stretchy="false">(</mo>
        <mrow>
          <mi>k</mi>
          <mi>r</mi>
        </mrow>
        <mo stretchy="false">)</mo>
      </mrow>
      <mi/>
      <msub>
        <mi>P</mi>
        <mi>l</mi>
      </msub>
      <mrow>
        <mo stretchy="false">(</mo>
        <mrow>
          <mi>cos</mi>
          <mo stretchy="false">ϑ</mo>
        </mrow>
        <mo stretchy="false">)</mo>
      </mrow>
    </mrow>
    <annotation encoding="StarMath 5.0">e ^{"i" k z} ~=~ e ^{"i" k r ` cos %ivartheta} ~=~ sum from {l `=` 0} to infinity ` 
"i" ^l ` (2 l ~+~ 1) ` j _l (k r) ` P _l (cos %ivarthet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8:30:15.775000000</meta:creation-date>
    <meta:generator>LibreOffice/4.1.4.2$Windows_x86 LibreOffice_project/0a0440ccc0227ad9829de5f46be37cfb6edcf72</meta:generator>
  </office:meta>
</office:document-meta>
</file>